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fo:font-weight="bold" officeooo:rsid="00df2b39" officeooo:paragraph-rsid="00e75fa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e75fa9" officeooo:paragraph-rsid="00e75fa9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e8bee2" officeooo:paragraph-rsid="00e8bee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e96d08" officeooo:paragraph-rsid="00e96d0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ea102f" officeooo:paragraph-rsid="00ea102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paragraph-rsid="00e75fa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paragraph-rsid="00e75fa9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Courier 10 Pitch" fo:font-size="14pt" fo:font-weight="bold" officeooo:rsid="00e96d08" officeooo:paragraph-rsid="00e96d08" style:font-size-asian="14pt" style:font-weight-asian="bold" style:font-size-complex="14pt" style:font-weight-complex="bold"/>
    </style:style>
    <style:style style:name="T1" style:family="text">
      <style:text-properties officeooo:rsid="0091e28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e75fa9" style:font-weight-asian="normal" style:font-weight-complex="normal"/>
    </style:style>
    <style:style style:name="T4" style:family="text">
      <style:text-properties officeooo:rsid="00e75fa9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ea102f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4">The PAssemble routine</text:span>.</text:p>
      <text:p text:style-name="P1">Richard Parker <text:span text:style-name="T4">22.10</text:span>.201<text:span text:style-name="T1">7</text:span></text:p>
      <text:p text:style-name="P5"/>
      <text:p text:style-name="P6">Section 1 – <text:span text:style-name="T4">Introduction.</text:span></text:p>
      <text:p text:style-name="P4"/>
      <text:p text:style-name="P7"><text:span text:style-name="T3">After some performance testing and profiling, it has become clear it is appropriate to upgrade the performance of the PAssemble function in the "field" routine. <text:s/>So far, specially written versions for the "packing" extension fields {4,8,9,16} have been written and seem to be fast enough, but - particularly for the byte extension fields, namely . . .</text:span></text:p>
      <text:p text:style-name="P7"><text:span text:style-name="T3"/></text:p>
      <text:p text:style-name="P7"><text:span text:style-name="T3">{32,64,128,256,27,81,243,25,125,49,121,169}</text:span></text:p>
      <text:p text:style-name="P7"><text:span text:style-name="T3"/></text:p>
      <text:p text:style-name="P8"><text:span text:style-name="T2">the performance of PAssemble is so poor that for slabs around 3,000, the (quadratic) PAssemble is taking more than 50% of the execution time. <text:s/>It seems like a good idea, therefore, to produce a good, forward-looking PAssemble.</text:span></text:p>
      <text:p text:style-name="P8"><text:span text:style-name="T2"/></text:p>
      <text:p text:style-name="P8"><text:span text:style-name="T2">The main issue here is to extract data from the input bytes which are packed in the ground-field, so the main thrust is for characteristic 2-13. <text:s/>Except for {4,8,16,9} this currently uses DUnpak. <text:s/>We therefore want to use a look-up table that spaces the entries out so that they can be handled a bytes-worth at a time. Also we would like to deal with cases where the result is 16, 32 or 64 bits in the extension field while we are about it.</text:span></text:p>
      <text:p text:style-name="P8"><text:span text:style-name="T2"/></text:p>
      <text:p text:style-name="P13">Section <text:span text:style-name="T4">2</text:span> – <text:span text:style-name="T4">The new look-up table - Tlfa?</text:span></text:p>
      <text:p text:style-name="P12"/>
      <text:p text:style-name="P9"><text:span text:style-name="T2">The Tlfa table is currently only used for </text:span><text:span text:style-name="T3">{4,8,16,9}</text:span><text:span text:style-name="T2">, and spaces the data out suitably for packing into these fields specifically. <text:s/>Unless we degrade these (important) fields, this must remain. <text:s/>For all other cases, however, we want a slightly different table, which I think can use the Tfla "slot" also.</text:span></text:p>
      <text:p text:style-name="P9"><text:span text:style-name="T2"/></text:p>
      <text:p text:style-name="P9"><text:span text:style-name="T2">The new table is a uint64_t table of 256 (maximum) entries, giving the results of a byte lookup suitably spaced out. <text:s/>The question to address now is what a suitable spacing out might be.</text:span></text:p>
      <text:p text:style-name="P9"><text:span text:style-name="T2"/></text:p>
      <text:p text:style-name="P9"><text:span text:style-name="T2">In characteristic 2 there is only one way to go - we space the bits out by 8 bits, so that the byte </text:span></text:p>
      <text:p text:style-name="P9"><text:span text:style-name="T2"/></text:p>
      <text:p text:style-name="P9"><text:span text:style-name="T2">abcdefgh -&gt; 0000000a0000000b0000000c0000000d0000000e0000000f0000000g0000000h.</text:span></text:p>
      <text:p text:style-name="P9"><text:span text:style-name="T2"/></text:p>
      <text:p text:style-name="P9"><text:span text:style-name="T2">In characteristic 3, however, we could space the bits out 12 places, as 5x12=60 &lt; 64. <text:s/>This would extend the range from 243 to include also 729 and 2187, which may be useful.</text:span></text:p>
      <text:p text:style-name="P9"><text:soft-page-break/><text:span text:style-name="T2">In characteristic 5 we could space 21 bits, and for 7,11,13 32 bits. <text:s/></text:span></text:p>
      <text:p text:style-name="P9"><text:span text:style-name="T2"/></text:p>
      <text:p text:style-name="P9"><text:span text:style-name="T2">It is beginning to look as if there is a special routine for PAssemble for each paktyp/ppactyp pair, which is a bit of a pain but may be worthwhile.</text:span></text:p>
      <text:p text:style-name="P9"><text:span text:style-name="T2"/></text:p>
      <text:p text:style-name="P10"><text:span text:style-name="T2">If each of these routines could be fairly small, this would be reasonable, but at the moment there is specialist coding for the last few extension-field entries, where the input byte is not fully utilized to generate output. <text:s/>I think perhaps we can use DUnpak for these, though, and consider the main part of PAssemble to be a fast-path, dealing with the bytes that </text:span><text:span text:style-name="T5">are</text:span><text:span text:style-name="T6"> fully utilized.</text:span></text:p>
      <text:p text:style-name="P10"><text:span text:style-name="T6"/></text:p>
      <text:p text:style-name="P10"><text:span text:style-name="T6">Let's take a look. <text:s/>The first step is to get the data out of the ground-field vector, and basic plan is always the same. <text:s/>The "bong" variable will either by pentbyte, or the remainder of the degree. <text:s/>Hence for 3^13, for example, we want to execute this twice with bong=5 and once with bong=3.</text:span></text:p>
      <text:p text:style-name="P10"><text:span text:style-name="T6"/></text:p>
      <text:p text:style-name="P14"><text:span text:style-name="T6"><text:s text:c="4"/>x=0;</text:span></text:p>
      <text:p text:style-name="P14"><text:span text:style-name="T6"><text:s text:c="4"/>for(i=0;i&lt;bong;i++)</text:span></text:p>
      <text:p text:style-name="P14"><text:span text:style-name="T6"><text:s text:c="4"/>{</text:span></text:p>
      <text:p text:style-name="P14"><text:span text:style-name="T6"><text:s text:c="8"/>x=x*charc + Tlfa[ptr+i*stride];</text:span></text:p>
      <text:p text:style-name="P14"><text:span text:style-name="T6"><text:s text:c="4"/>}</text:span></text:p>
      <text:p text:style-name="P10"><text:span text:style-name="T6"/></text:p>
      <text:p text:style-name="P10"><text:span text:style-name="T6">In general, this results in a </text:span><text:span text:style-name="T5">set</text:span><text:span text:style-name="T6"> of x-values, each containing some parts of a </text:span><text:span text:style-name="T5">set</text:span><text:span text:style-name="T6"> of output values, with a strange sort of transpose operation needed. <text:s/>It makes sense that we can use shift/and to extract from here (we want to avoid division!).</text:span><text:span text:style-name="T7"> <text:s/>Need think how to do this swapping around.</text:span></text:p>
      <text:p text:style-name="P10"><text:span text:style-name="T7"/></text:p>
      <text:p text:style-name="P11"><text:span text:style-name="T7">T</text:span><text:span text:style-name="T6">he last step is to put the data back into the extension-field vector. <text:s/>I am hoping we can afford to use DPak for this, so as not to need to write 8,16,32 and 64-bit versions, though probably we can do 8-bit separately if we need to.</text:span></text:p>
      <text:p text:style-name="P10"><text:span text:style-name="T6"/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10-22T09:56:19.788465473</dc:date>
    <meta:editing-duration>P4DT7H5M56S</meta:editing-duration>
    <meta:editing-cycles>423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2" meta:paragraph-count="25" meta:word-count="607" meta:character-count="3520" meta:non-whitespace-character-count="2894"/>
  </office:meta>
</office:document-meta>
</file>